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208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209cm"/>
    </style:style>
    <style:style style:name="gr4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209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208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708cm" svg:height="0.3cm" svg:x="6.423cm" svg:y="0.7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08cm" svg:height="0.3cm" svg:x="9.268cm" svg:y="0.7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09cm" svg:height="0.3cm" svg:x="15.866cm" svg:y="0.7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09cm" svg:height="0.3cm" svg:x="11.097cm" svg:y="0.7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09cm" svg:height="0.3cm" svg:x="10.168cm" svg:y="0.7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09cm" svg:height="0.3cm" svg:x="13.008cm" svg:y="0.7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08cm" svg:height="0.3cm" svg:x="12.042cm" svg:y="0.7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08cm" svg:height="0.3cm" svg:x="18.692cm" svg:y="0.7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08cm" svg:height="0.3cm" svg:x="17.725cm" svg:y="0.7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08cm" svg:height="0.3cm" svg:x="14.904cm" svg:y="0.7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1T16:26:51.820343269</dc:date>
    <meta:editing-duration>PT1H30M43S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text-properties fo:font-size="11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7.781cm" svg:y="0cm" style:legend-expansion="custom" chartooo:width="13.218cm" chartooo:height="0.704cm" style:legend-expansion-aspect-ratio="18.7755681818182" chart:style-name="ch2"/>
        <chart:plot-area chart:style-name="ch3" chart:data-source-has-labels="both" svg:x="1.649cm" svg:y="0.776cm" svg:width="18.93cm" svg:height="8.771cm">
          <chartooo:coordinate-region svg:x="2.614cm" svg:y="1.028cm" svg:width="17.965cm" svg:height="4.933cm"/>
          <chart:axis chart:dimension="x" chart:name="primary-x" chart:style-name="ch4" chartooo:axis-type="auto">
            <chartooo:date-scale/>
            <chart:categories table:cell-range-address="local-table.$A$2:.$A$58"/>
          </chart:axis>
          <chart:axis chart:dimension="y" chart:name="primary-y" chart:style-name="ch5">
            <chart:title svg:x="0.454cm" svg:y="6.9cm" chart:style-name="ch6">
              <text:p>breakdown of comparisons(%)</text:p>
            </chart:title>
            <chart:grid chart:class="major"/>
          </chart:axis>
          <chart:series chart:style-name="ch7" chart:values-cell-range-address="local-table.$B$2:.$B$58" chart:label-cell-address="local-table.$B$1" chart:class="chart:bar">
            <chart:data-point chart:repeated="57"/>
          </chart:series>
          <chart:series chart:style-name="ch8" chart:values-cell-range-address="local-table.$C$2:.$C$58" chart:label-cell-address="local-table.$C$1" chart:class="chart:bar">
            <chart:data-point chart:repeated="57"/>
          </chart:series>
          <chart:series chart:style-name="ch9" chart:values-cell-range-address="local-table.$D$2:.$D$58" chart:label-cell-address="local-table.$D$1" chart:class="chart:ba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</text:p>
              </table:table-cell>
              <table:table-cell office:value-type="string">
                <text:p>segment reduction</text:p>
              </table:table-cell>
              <table:table-cell office:value-type="string">
                <text:p>stall reduction</text:p>
              </table:table-cell>
            </table:table-row>
          </table:table-header-rows>
          <table:table-rows>
            <table:table-row>
              <table:table-cell office:value-type="string">
                <text:p>deepsjeng  AGGR</text:p>
                <text:list>
                  <text:list-item>
                    <text:p>deepsjeng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5.3751471690035">
                <text:p>15.3751471690035</text:p>
              </table:table-cell>
              <table:table-cell office:value-type="float" office:value="69.7087910929296">
                <text:p>69.7087910929296</text:p>
              </table:table-cell>
              <table:table-cell office:value-type="float" office:value="14.9160617380669">
                <text:p>14.9160617380669</text:p>
              </table:table-cell>
            </table:table-row>
            <table:table-row>
              <table:table-cell office:value-type="string">
                <text:p>deepsjeng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3.6176816868244">
                <text:p>33.6176816868244</text:p>
              </table:table-cell>
              <table:table-cell office:value-type="float" office:value="59.834524738168">
                <text:p>59.834524738168</text:p>
              </table:table-cell>
              <table:table-cell office:value-type="float" office:value="6.54779357500763">
                <text:p>6.54779357500763</text:p>
              </table:table-cell>
            </table:table-row>
            <table:table-row>
              <table:table-cell office:value-type="string">
                <text:p>deepsjeng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change2  AGGR</text:p>
                <text:list>
                  <text:list-item>
                    <text:p>exchange2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83.2394526795895">
                <text:p>83.2394526795895</text:p>
              </table:table-cell>
              <table:table-cell office:value-type="float" office:value="7.86311685523087">
                <text:p>7.86311685523087</text:p>
              </table:table-cell>
            </table:table-row>
            <table:table-row>
              <table:table-cell office:value-type="string">
                <text:p>exchange2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58.3726946507552">
                <text:p>58.3726946507552</text:p>
              </table:table-cell>
              <table:table-cell office:value-type="float" office:value="3.88480360898266">
                <text:p>3.88480360898266</text:p>
              </table:table-cell>
            </table:table-row>
            <table:table-row>
              <table:table-cell office:value-type="string">
                <text:p>exchange2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ela  AGGR</text:p>
                <text:list>
                  <text:list-item>
                    <text:p>leela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73.6201590663842">
                <text:p>73.6201590663842</text:p>
              </table:table-cell>
              <table:table-cell office:value-type="float" office:value="11.6419764223846">
                <text:p>11.6419764223846</text:p>
              </table:table-cell>
            </table:table-row>
            <table:table-row>
              <table:table-cell office:value-type="string">
                <text:p>leela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62.670105843636">
                <text:p>62.670105843636</text:p>
              </table:table-cell>
              <table:table-cell office:value-type="float" office:value="4.53058187127487">
                <text:p>4.53058187127487</text:p>
              </table:table-cell>
            </table:table-row>
            <table:table-row>
              <table:table-cell office:value-type="string">
                <text:p>leela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f  AGGR</text:p>
                <text:list>
                  <text:list-item>
                    <text:p>mcf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79.5835122370116">
                <text:p>79.5835122370116</text:p>
              </table:table-cell>
              <table:table-cell office:value-type="float" office:value="7.52186391267994">
                <text:p>7.52186391267994</text:p>
              </table:table-cell>
            </table:table-row>
            <table:table-row>
              <table:table-cell office:value-type="string">
                <text:p>mcf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68.2068836600696">
                <text:p>68.2068836600696</text:p>
              </table:table-cell>
              <table:table-cell office:value-type="float" office:value="1.04465867795663">
                <text:p>1.04465867795663</text:p>
              </table:table-cell>
            </table:table-row>
            <table:table-row>
              <table:table-cell office:value-type="string">
                <text:p>mcf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mnetpp  AGGR</text:p>
                <text:list>
                  <text:list-item>
                    <text:p>omnetpp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76.5668360646377">
                <text:p>76.5668360646377</text:p>
              </table:table-cell>
              <table:table-cell office:value-type="float" office:value="9.62710842653135">
                <text:p>9.62710842653135</text:p>
              </table:table-cell>
            </table:table-row>
            <table:table-row>
              <table:table-cell office:value-type="string">
                <text:p>omnetpp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64.2523800634684">
                <text:p>64.2523800634684</text:p>
              </table:table-cell>
              <table:table-cell office:value-type="float" office:value="3.53567712744838">
                <text:p>3.53567712744838</text:p>
              </table:table-cell>
            </table:table-row>
            <table:table-row>
              <table:table-cell office:value-type="string">
                <text:p>omnetpp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bench  AGGR</text:p>
                <text:list>
                  <text:list-item>
                    <text:p>perlbench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0.6075429487287">
                <text:p>10.6075429487287</text:p>
              </table:table-cell>
              <table:table-cell office:value-type="float" office:value="79.0944985522506">
                <text:p>79.0944985522506</text:p>
              </table:table-cell>
              <table:table-cell office:value-type="float" office:value="10.2979584990208">
                <text:p>10.2979584990208</text:p>
              </table:table-cell>
            </table:table-row>
            <table:table-row>
              <table:table-cell office:value-type="string">
                <text:p>perlbench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4.3489657244937">
                <text:p>34.3489657244937</text:p>
              </table:table-cell>
              <table:table-cell office:value-type="float" office:value="62.9130238846327">
                <text:p>62.9130238846327</text:p>
              </table:table-cell>
              <table:table-cell office:value-type="float" office:value="2.73801039087357">
                <text:p>2.73801039087357</text:p>
              </table:table-cell>
            </table:table-row>
            <table:table-row>
              <table:table-cell office:value-type="string">
                <text:p>perlbench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264  AGGR</text:p>
                <text:list>
                  <text:list-item>
                    <text:p>x264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68.5350583583358">
                <text:p>68.5350583583358</text:p>
              </table:table-cell>
              <table:table-cell office:value-type="float" office:value="14.7540638669566">
                <text:p>14.7540638669566</text:p>
              </table:table-cell>
            </table:table-row>
            <table:table-row>
              <table:table-cell office:value-type="string">
                <text:p>x264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57.4394502395129">
                <text:p>57.4394502395129</text:p>
              </table:table-cell>
              <table:table-cell office:value-type="float" office:value="7.53522047983865">
                <text:p>7.53522047983865</text:p>
              </table:table-cell>
            </table:table-row>
            <table:table-row>
              <table:table-cell office:value-type="string">
                <text:p>x264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alancbmk  AGGR</text:p>
                <text:list>
                  <text:list-item>
                    <text:p>xalancbmk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78.4780856563186">
                <text:p>78.4780856563186</text:p>
              </table:table-cell>
              <table:table-cell office:value-type="float" office:value="8.5064681867323">
                <text:p>8.5064681867323</text:p>
              </table:table-cell>
            </table:table-row>
            <table:table-row>
              <table:table-cell office:value-type="string">
                <text:p>xalancbmk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62.8314774960232">
                <text:p>62.8314774960232</text:p>
              </table:table-cell>
              <table:table-cell office:value-type="float" office:value="3.78700746960531">
                <text:p>3.78700746960531</text:p>
              </table:table-cell>
            </table:table-row>
            <table:table-row>
              <table:table-cell office:value-type="string">
                <text:p>xalancbmk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z  AGGR</text:p>
                <text:list>
                  <text:list-item>
                    <text:p>xz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66.4978013217785">
                <text:p>66.4978013217785</text:p>
              </table:table-cell>
              <table:table-cell office:value-type="float" office:value="24.4962537037987">
                <text:p>24.4962537037987</text:p>
              </table:table-cell>
            </table:table-row>
            <table:table-row>
              <table:table-cell office:value-type="string">
                <text:p>xz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48.248495845669">
                <text:p>48.248495845669</text:p>
              </table:table-cell>
              <table:table-cell office:value-type="float" office:value="14.2919438059279">
                <text:p>14.2919438059279</text:p>
              </table:table-cell>
            </table:table-row>
            <table:table-row>
              <table:table-cell office:value-type="string">
                <text:p>xz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waves  AGGR</text:p>
                <text:list>
                  <text:list-item>
                    <text:p>bwaves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64.031336471772">
                <text:p>64.031336471772</text:p>
              </table:table-cell>
              <table:table-cell office:value-type="float" office:value="6.29390293645236">
                <text:p>6.29390293645236</text:p>
              </table:table-cell>
            </table:table-row>
            <table:table-row>
              <table:table-cell office:value-type="string">
                <text:p>bwaves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62.6217374366965">
                <text:p>62.6217374366965</text:p>
              </table:table-cell>
              <table:table-cell office:value-type="float" office:value="3.2414663345389">
                <text:p>3.2414663345389</text:p>
              </table:table-cell>
            </table:table-row>
            <table:table-row>
              <table:table-cell office:value-type="string">
                <text:p>bwave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ctuBSSN  AGGR</text:p>
                <text:list>
                  <text:list-item>
                    <text:p>cactuBSSN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62.2864176078772">
                <text:p>62.2864176078772</text:p>
              </table:table-cell>
              <table:table-cell office:value-type="float" office:value="5.33339963585997">
                <text:p>5.33339963585997</text:p>
              </table:table-cell>
            </table:table-row>
            <table:table-row>
              <table:table-cell office:value-type="string">
                <text:p>cactuBSSN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60.7226997771411">
                <text:p>60.7226997771411</text:p>
              </table:table-cell>
              <table:table-cell office:value-type="float" office:value="0.932674127253817">
                <text:p>0.932674127253817</text:p>
              </table:table-cell>
            </table:table-row>
            <table:table-row>
              <table:table-cell office:value-type="string">
                <text:p>cactuBSSN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m4  AGGR</text:p>
                <text:list>
                  <text:list-item>
                    <text:p>cam4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250763175329">
                <text:p>16.250763175329</text:p>
              </table:table-cell>
              <table:table-cell office:value-type="float" office:value="72.6425822253324">
                <text:p>72.6425822253324</text:p>
              </table:table-cell>
              <table:table-cell office:value-type="float" office:value="11.1066545993386">
                <text:p>11.1066545993386</text:p>
              </table:table-cell>
            </table:table-row>
            <table:table-row>
              <table:table-cell office:value-type="string">
                <text:p>cam4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58.1051007388505">
                <text:p>58.1051007388505</text:p>
              </table:table-cell>
              <table:table-cell office:value-type="float" office:value="5.21312064045091">
                <text:p>5.21312064045091</text:p>
              </table:table-cell>
            </table:table-row>
            <table:table-row>
              <table:table-cell office:value-type="string">
                <text:p>cam4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tonik3d  AGGR</text:p>
                <text:list>
                  <text:list-item>
                    <text:p>fotonik3d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65.2580305423907">
                <text:p>65.2580305423907</text:p>
              </table:table-cell>
              <table:table-cell office:value-type="float" office:value="18.4715980977375">
                <text:p>18.4715980977375</text:p>
              </table:table-cell>
            </table:table-row>
            <table:table-row>
              <table:table-cell office:value-type="string">
                <text:p>fotonik3d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52.4365596227262">
                <text:p>52.4365596227262</text:p>
              </table:table-cell>
              <table:table-cell office:value-type="float" office:value="10.5651461254396">
                <text:p>10.5651461254396</text:p>
              </table:table-cell>
            </table:table-row>
            <table:table-row>
              <table:table-cell office:value-type="string">
                <text:p>fotonik3d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agick  AGGR</text:p>
                <text:list>
                  <text:list-item>
                    <text:p>imagick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1.07330846725">
                <text:p>11.07330846725</text:p>
              </table:table-cell>
              <table:table-cell office:value-type="float" office:value="73.2150987942326">
                <text:p>73.2150987942326</text:p>
              </table:table-cell>
              <table:table-cell office:value-type="float" office:value="15.7115927385175">
                <text:p>15.7115927385175</text:p>
              </table:table-cell>
            </table:table-row>
            <table:table-row>
              <table:table-cell office:value-type="string">
                <text:p>imagick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58.1788321167883">
                <text:p>58.1788321167883</text:p>
              </table:table-cell>
              <table:table-cell office:value-type="float" office:value="1.87624509588641">
                <text:p>1.87624509588641</text:p>
              </table:table-cell>
            </table:table-row>
            <table:table-row>
              <table:table-cell office:value-type="string">
                <text:p>imagick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bm  AGGR</text:p>
                <text:list>
                  <text:list-item>
                    <text:p>lbm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61.2599061580944">
                <text:p>61.2599061580944</text:p>
              </table:table-cell>
              <table:table-cell office:value-type="float" office:value="5.46461079203863">
                <text:p>5.46461079203863</text:p>
              </table:table-cell>
            </table:table-row>
            <table:table-row>
              <table:table-cell office:value-type="string">
                <text:p>lbm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58.44869346041">
                <text:p>58.44869346041</text:p>
              </table:table-cell>
              <table:table-cell office:value-type="float" office:value="0.861345492114219">
                <text:p>0.861345492114219</text:p>
              </table:table-cell>
            </table:table-row>
            <table:table-row>
              <table:table-cell office:value-type="string">
                <text:p>lbm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b  AGGR</text:p>
                <text:list>
                  <text:list-item>
                    <text:p>nab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75.5154269313561">
                <text:p>75.5154269313561</text:p>
              </table:table-cell>
              <table:table-cell office:value-type="float" office:value="9.28317721906893">
                <text:p>9.28317721906893</text:p>
              </table:table-cell>
            </table:table-row>
            <table:table-row>
              <table:table-cell office:value-type="string">
                <text:p>nab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69.3524861878453">
                <text:p>69.3524861878453</text:p>
              </table:table-cell>
              <table:table-cell office:value-type="float" office:value="4.90596872547095">
                <text:p>4.90596872547095</text:p>
              </table:table-cell>
            </table:table-row>
            <table:table-row>
              <table:table-cell office:value-type="string">
                <text:p>nab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p2  AGGR</text:p>
                <text:list>
                  <text:list-item>
                    <text:p>pop2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8.52640272819311">
                <text:p>8.52640272819311</text:p>
              </table:table-cell>
              <table:table-cell office:value-type="float" office:value="83.4280092173058">
                <text:p>83.4280092173058</text:p>
              </table:table-cell>
              <table:table-cell office:value-type="float" office:value="8.04558805450115">
                <text:p>8.04558805450115</text:p>
              </table:table-cell>
            </table:table-row>
            <table:table-row>
              <table:table-cell office:value-type="string">
                <text:p>pop2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44.0920232322694">
                <text:p>44.0920232322694</text:p>
              </table:table-cell>
              <table:table-cell office:value-type="float" office:value="51.2396694214876">
                <text:p>51.2396694214876</text:p>
              </table:table-cell>
              <table:table-cell office:value-type="float" office:value="4.66830734624299">
                <text:p>4.66830734624299</text:p>
              </table:table-cell>
            </table:table-row>
            <table:table-row>
              <table:table-cell office:value-type="string">
                <text:p>pop2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s  AGGR</text:p>
                <text:list>
                  <text:list-item>
                    <text:p>roms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62.3025441661336">
                <text:p>62.3025441661336</text:p>
              </table:table-cell>
              <table:table-cell office:value-type="float" office:value="5.31386639377851">
                <text:p>5.31386639377851</text:p>
              </table:table-cell>
            </table:table-row>
            <table:table-row>
              <table:table-cell office:value-type="string">
                <text:p>roms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60.9193911088047">
                <text:p>60.9193911088047</text:p>
              </table:table-cell>
              <table:table-cell office:value-type="float" office:value="0.878076710518498">
                <text:p>0.878076710518498</text:p>
              </table:table-cell>
            </table:table-row>
            <table:table-row>
              <table:table-cell office:value-type="string">
                <text:p>rom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g AGGR</text:p>
                <text:list>
                  <text:list-item>
                    <text:p>avg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7.2270661543097">
                <text:p>17.2270661543097</text:p>
              </table:table-cell>
              <table:table-cell office:value-type="float" office:value="71.9590859524295">
                <text:p>71.9590859524295</text:p>
              </table:table-cell>
              <table:table-cell office:value-type="float" office:value="10.8138478932608">
                <text:p>10.8138478932608</text:p>
              </table:table-cell>
            </table:table-row>
            <table:table-row>
              <table:table-cell office:value-type="string">
                <text:p>avg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5.6759858945824">
                <text:p>35.6759858945824</text:p>
              </table:table-cell>
              <table:table-cell office:value-type="float" office:value="59.8219003495936">
                <text:p>59.8219003495936</text:p>
              </table:table-cell>
              <table:table-cell office:value-type="float" office:value="4.50211375582399">
                <text:p>4.50211375582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